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254cm" draw:shadow-offset-y="0.254cm" draw:shadow-color="#c0c0c0" draw:shadow-opacity="60%"/>
    </style:style>
    <style:style style:name="gr2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ffffff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48cm" fo:min-width="3.41cm"/>
    </style:style>
    <style:style style:name="gr7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7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cm" fo:min-width="6.9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16cm" fo:min-width="7.122cm"/>
    </style:style>
    <style:style style:name="gr11" style:family="graphic" style:parent-style-name="standard">
      <style:graphic-properties draw:stroke="dash" draw:stroke-dash="Fine_20_Dashed" svg:stroke-color="#ffd320" draw:fill="solid" draw:fill-color="#ffffff" draw:opacity="0%" draw:textarea-horizontal-align="justify" draw:textarea-vertical-align="middle" draw:auto-grow-height="false" draw:shadow-opacity="0%"/>
    </style:style>
    <style:style style:name="gr12" style:family="graphic" style:parent-style-name="standard">
      <style:graphic-properties svg:stroke-color="#ffd320" draw:marker-end="Arrow" draw:marker-end-width="0.3cm"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dash" draw:stroke-dash="Ultrafine_20_2_20_Dots_20_3_20_Dashes" svg:stroke-color="#008080" draw:fill="solid" draw:fill-color="#ffffff" draw:opacity="0%" draw:textarea-horizontal-align="justify" draw:textarea-vertical-align="middle" draw:auto-grow-height="false" draw:shadow-opacity="0%"/>
    </style:style>
    <style:style style:name="gr14" style:family="graphic" style:parent-style-name="standard">
      <style:graphic-properties svg:stroke-color="#008080" draw:marker-end="Arrow" draw:marker-end-width="0.3cm" draw:fill="solid" draw:fill-color="#ffffff" draw:textarea-horizontal-align="center" draw:textarea-vertical-align="middle"/>
    </style:style>
    <style:style style:name="gr15" style:family="graphic" style:parent-style-name="standard">
      <style:graphic-properties draw:stroke="dash" draw:stroke-dash="Ultrafine_20_2_20_Dots_20_3_20_Dashes" svg:stroke-color="#008000" draw:fill="solid" draw:fill-color="#ffffff" draw:opacity="0%" draw:textarea-horizontal-align="justify" draw:textarea-vertical-align="middle" draw:auto-grow-height="false" draw:shadow-opacity="0%"/>
    </style:style>
    <style:style style:name="gr16" style:family="graphic" style:parent-style-name="standard">
      <style:graphic-properties draw:stroke="dash" draw:stroke-dash="Fine_20_Dashed" svg:stroke-color="#008000" draw:marker-end="Arrow" draw:marker-end-width="0.3cm" draw:fill="solid" draw:fill-color="#ffffff" draw:textarea-horizontal-align="center" draw:textarea-vertical-align="middle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1cm" fo:min-width="8.725cm"/>
    </style:style>
    <style:style style:name="gr19" style:family="graphic" style:parent-style-name="standard">
      <style:graphic-properties draw:stroke="solid" draw:stroke-dash="Line_20_with_20_Fine_20_Dots" svg:stroke-width="0.102cm" svg:stroke-color="#800000" draw:marker-start-width="0.457cm" draw:marker-end="Arrow" draw:marker-end-width="0.457cm" draw:fill="solid" draw:fill-color="#dc2300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02cm" svg:stroke-color="#800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font-family="Arial" style:font-style-name="Normal" style:font-family-generic="swiss" style:font-pitch="variable" fo:font-size="18pt" style:font-size-asian="18pt" style:font-size-complex="18pt"/>
    </style:style>
    <style:style style:name="P2" style:family="paragraph">
      <style:text-properties fo:font-family="Arial" style:font-style-name="Normal" style:font-family-generic="swiss" style:font-pitch="variable" fo:font-size="18pt" style:font-size-asian="18pt" style:font-size-complex="18pt"/>
    </style:style>
    <style:style style:name="P3" style:family="paragraph">
      <style:text-properties fo:font-family="Arial" style:font-style-name="Normal" style:font-family-generic="swiss" style:font-pitch="variable" fo:font-size="1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09cm" svg:height="16.704cm" svg:x="2.069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09cm" svg:height="1.221cm" svg:x="2.069cm" svg:y="15.691cm">
          <text:p text:style-name="P1">ED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09cm" svg:height="1.221cm" svg:x="2.069cm" svg:y="14.47cm">
          <text:p text:style-name="P1">ES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09cm" svg:height="1.218cm" svg:x="2.069cm" svg:y="13.252cm">
          <text:p text:style-name="P1">ED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09cm" svg:height="1.221cm" svg:x="2.069cm" svg:y="12.031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09cm" svg:height="1.22cm" svg:x="2.069cm" svg:y="10.811cm">
          <text:p text:style-name="P1">EC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09cm" svg:height="1.22cm" svg:x="2.069cm" svg:y="9.591cm">
          <text:p text:style-name="P1">ED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09cm" svg:height="1.22cm" svg:x="2.069cm" svg:y="8.371cm">
          <text:p text:style-name="P1">EB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09cm" svg:height="1.22cm" svg:x="2.069cm" svg:y="7.151cm">
          <text:p text:style-name="P1">EAX</text:p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4.809cm" svg:height="1.221cm" svg:x="2.069cm" svg:y="5.93cm">
          <text:p text:style-name="P1">IS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09cm" svg:height="1.22cm" svg:x="2.069cm" svg:y="4.71cm">
          <text:p text:style-name="P1">EI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09cm" svg:height="1.221cm" svg:x="2.069cm" svg:y="3.489cm">
          <text:p text:style-name="P1">C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09cm" svg:height="1.219cm" svg:x="2.069cm" svg:y="2.27cm">
          <text:p text:style-name="P1">EFLAG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43cm" svg:height="3.66cm" svg:x="1.726cm" svg:y="2.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8.878cm" svg:height="3.898cm" svg:x="8.989cm" svg:y="2.683cm">
          <draw:text-box>
            <text:p text:style-name="P2">Inseriti dall'hw </text:p>
            <text:p text:style-name="P2">in automatico al momento dell'interrupt.</text:p>
          </draw:text-box>
        </draw:frame>
        <draw:connector draw:style-name="gr7" draw:text-style-name="P1" draw:layer="layout" svg:x1="8.989cm" svg:y1="6.384cm" svg:x2="6.878cm" svg:y2="6.54cm" draw:end-shape="id1" draw:end-glue-point="1" svg:d="m8989 6384h-793v156h-1318">
          <text:p/>
        </draw:connector>
        <draw:custom-shape draw:style-name="gr5" draw:text-style-name="P1" draw:id="id2" draw:layer="layout" svg:width="0.592cm" svg:height="9.76cm" svg:x="7.534cm" svg:y="6.76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2" draw:layer="layout" svg:width="2.252cm" svg:height="0.962cm" svg:x="12.661cm" svg:y="19.759cm">
          <draw:text-box>
            <text:p text:style-name="P2">ESP</text:p>
          </draw:text-box>
        </draw:frame>
        <draw:frame draw:style-name="gr9" draw:text-style-name="P3" draw:layer="layout" svg:width="7.449cm" svg:height="3.386cm" svg:x="9.426cm" svg:y="4.81cm">
          <draw:text-box>
            <text:p text:style-name="P3"/>
            <text:p text:style-name="P3">isr_#: <text:s text:c="8"/></text:p>
            <text:p text:style-name="P3"><text:s text:c="4"/>cli</text:p>
            <text:p text:style-name="P3"><text:s text:c="4"/>push $#</text:p>
            <text:p text:style-name="P3"><text:s text:c="4"/>jmp isr_common</text:p>
          </draw:text-box>
        </draw:frame>
        <draw:frame draw:style-name="gr10" draw:text-style-name="P3" draw:layer="layout" svg:width="9.685cm" svg:height="10.283cm" svg:x="9.255cm" svg:y="7.862cm">
          <draw:text-box>
            <text:p text:style-name="P3"/>
            <text:p text:style-name="P3">isr_common:</text:p>
            <text:p text:style-name="P3"><text:tab/>cli</text:p>
            <text:p text:style-name="P3"><text:tab/>pusha</text:p>
            <text:p text:style-name="P3"><text:tab/></text:p>
            <text:p text:style-name="P3"><text:tab/>movl <text:s/>%esp, %eax</text:p>
            <text:p text:style-name="P3"><text:tab/>pushl %eax </text:p>
            <text:p text:style-name="P3"><text:tab/></text:p>
            <text:p text:style-name="P3"><text:tab/>call _irq_handler</text:p>
            <text:p text:style-name="P3"><text:tab/></text:p>
            <text:p text:style-name="P3"><text:tab/>popl %eax</text:p>
            <text:p text:style-name="P3"><text:tab/>mov %eax, %esp</text:p>
            <text:p text:style-name="P3"><text:tab/>popa</text:p>
            <text:p text:style-name="P3"><text:tab/>add $4, %esp</text:p>
            <text:p text:style-name="P3"><text:tab/>sti</text:p>
            <text:p text:style-name="P3"><text:tab/>iret</text:p>
          </draw:text-box>
        </draw:frame>
        <draw:custom-shape draw:style-name="gr5" draw:text-style-name="P1" draw:layer="layout" svg:width="0.64cm" svg:height="3.593cm" svg:x="7.484cm" svg:y="2.27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" draw:id="id3" draw:layer="layout" svg:width="4.035cm" svg:height="0.719cm" svg:x="9.89cm" svg:y="9.89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8.126cm" svg:y1="11.64cm" svg:x2="9.89cm" svg:y2="10.249cm" draw:start-shape="id2" draw:start-glue-point="5" draw:end-shape="id3" draw:end-glue-point="3" svg:d="m8126 11640h882v-1391h882">
          <text:p/>
        </draw:connector>
        <draw:custom-shape draw:style-name="gr13" draw:text-style-name="P1" draw:id="id4" draw:layer="layout" svg:width="7.922cm" svg:height="1.345cm" svg:x="9.588cm" svg:y="11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782cm" svg:height="1.041cm" svg:x="2.096cm" svg:y="16.946cm">
          <text:p text:style-name="P1">ESP_OLD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6.846cm" svg:y1="17.537cm" svg:x2="9.588cm" svg:y2="11.832cm" draw:end-shape="id4" draw:end-glue-point="3" svg:d="m6846 17537h1121v-5705h1621">
          <text:p/>
        </draw:connector>
        <draw:custom-shape draw:style-name="gr15" draw:text-style-name="P1" draw:id="id6" draw:layer="layout" svg:width="7.041cm" svg:height="0.758cm" svg:x="10.469cm" svg:y="12.942cm">
          <text:p/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9.43cm" svg:y1="18.519cm" svg:x2="10.469cm" svg:y2="13.321cm" draw:start-shape="id5" draw:start-glue-point="3" draw:end-shape="id6" draw:end-glue-point="3" svg:d="m9430 18519h-501v-5198h1540">
          <text:p/>
        </draw:connector>
        <draw:line draw:style-name="gr7" draw:text-style-name="P1" draw:layer="layout" svg:x1="12.217cm" svg:y1="20.231cm" svg:x2="6.568cm" svg:y2="17.868cm">
          <text:p/>
        </draw:line>
        <draw:custom-shape draw:style-name="gr1" draw:text-style-name="P1" draw:layer="layout" svg:width="4.809cm" svg:height="15.626cm" svg:x="19.824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09cm" svg:height="1.221cm" svg:x="19.824cm" svg:y="15.691cm">
          <text:p text:style-name="P1">ED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09cm" svg:height="1.221cm" svg:x="19.824cm" svg:y="14.47cm">
          <text:p text:style-name="P1">ES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09cm" svg:height="1.218cm" svg:x="19.824cm" svg:y="13.252cm">
          <text:p text:style-name="P1">ED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09cm" svg:height="1.221cm" svg:x="19.824cm" svg:y="12.031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09cm" svg:height="1.22cm" svg:x="19.824cm" svg:y="10.811cm">
          <text:p text:style-name="P1">EC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09cm" svg:height="1.22cm" svg:x="19.824cm" svg:y="9.591cm">
          <text:p text:style-name="P1">ED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09cm" svg:height="1.22cm" svg:x="19.824cm" svg:y="8.371cm">
          <text:p text:style-name="P1">EB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09cm" svg:height="1.22cm" svg:x="19.824cm" svg:y="7.151cm">
          <text:p text:style-name="P1">EA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09cm" svg:height="1.221cm" svg:x="19.824cm" svg:y="5.93cm">
          <text:p text:style-name="P1">IS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09cm" svg:height="1.22cm" svg:x="19.824cm" svg:y="4.71cm">
          <text:p text:style-name="P1">EI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09cm" svg:height="1.221cm" svg:x="19.824cm" svg:y="3.489cm">
          <text:p text:style-name="P1">C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09cm" svg:height="1.219cm" svg:x="19.824cm" svg:y="2.27cm">
          <text:p text:style-name="P1">EFLAG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5cm" svg:height="3.781cm" svg:x="18.674cm" svg:y="2.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7" draw:text-style-name="P1" draw:layer="layout" svg:x1="14.638cm" svg:y1="20.232cm" svg:x2="19.48cm" svg:y2="16.923cm">
          <text:p/>
        </draw:line>
        <draw:frame draw:style-name="gr18" draw:text-style-name="P2" draw:id="id5" draw:layer="layout" svg:width="9.225cm" svg:height="0.962cm" svg:x="9.43cm" svg:y="18.038cm">
          <draw:text-box>
            <text:p text:style-name="P2">ESP_OLD = ESP_NEW</text:p>
          </draw:text-box>
        </draw:frame>
        <draw:line draw:style-name="gr19" draw:text-style-name="P1" draw:layer="layout" svg:x1="1.3cm" svg:y1="2.27cm" svg:x2="1.3cm" svg:y2="17.868cm">
          <text:p/>
        </draw:line>
        <draw:line draw:style-name="gr20" draw:text-style-name="P1" draw:layer="layout" svg:x1="25.13cm" svg:y1="16.923cm" svg:x2="25.13cm" svg:y2="2.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savatage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MetallicA OLD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co </meta:initial-creator>
    <meta:creation-date>2010-07-19T12:55:38</meta:creation-date>
    <dc:date>2010-07-19T12:57:24</dc:date>
    <dc:creator>Marco </dc:creator>
    <meta:editing-duration>PT00H01M47S</meta:editing-duration>
    <meta:editing-cycles>1</meta:editing-cycles>
    <meta:generator>OpenOffice.org/3.2$Linux OpenOffice.org_project/320m12$Build-9483</meta:generator>
    <meta:document-statistic meta:object-count="47"/>
  </office:meta>
</office:document-meta>
</file>